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5b8b77" officeooo:paragraph-rsid="00153858"/>
    </style:style>
    <style:style style:name="P2" style:family="paragraph" style:parent-style-name="Text_20_body">
      <style:text-properties officeooo:rsid="005b8b77" officeooo:paragraph-rsid="00153858"/>
    </style:style>
    <style:style style:name="P3" style:family="paragraph" style:parent-style-name="Text_20_body">
      <style:text-properties officeooo:rsid="005c2cb4" officeooo:paragraph-rsid="00153858"/>
    </style:style>
    <style:style style:name="P4" style:family="paragraph" style:parent-style-name="Text_20_body">
      <style:text-properties officeooo:rsid="00153858" officeooo:paragraph-rsid="00153858"/>
    </style:style>
    <style:style style:name="P5" style:family="paragraph" style:parent-style-name="Text_20_body">
      <style:text-properties officeooo:rsid="00170b33" officeooo:paragraph-rsid="00170b33"/>
    </style:style>
    <style:style style:name="P6" style:family="paragraph" style:parent-style-name="Text_20_body">
      <style:paragraph-properties fo:text-align="justify" style:justify-single-word="false"/>
      <style:text-properties officeooo:rsid="00170b33" officeooo:paragraph-rsid="001d17d5"/>
    </style:style>
    <style:style style:name="P7" style:family="paragraph" style:parent-style-name="Text_20_body">
      <style:text-properties officeooo:rsid="00189ced" officeooo:paragraph-rsid="00189ced"/>
    </style:style>
    <style:style style:name="P8" style:family="paragraph" style:parent-style-name="Text_20_body" style:list-style-name="L2">
      <style:text-properties officeooo:rsid="001a58dd" officeooo:paragraph-rsid="001a58dd"/>
    </style:style>
    <style:style style:name="P9" style:family="paragraph" style:parent-style-name="Text_20_body">
      <style:text-properties officeooo:rsid="001d17d5" officeooo:paragraph-rsid="001d17d5"/>
    </style:style>
    <style:style style:name="P10" style:family="paragraph" style:parent-style-name="Text_20_body">
      <style:text-properties fo:font-weight="bold" officeooo:rsid="00170b33" officeooo:paragraph-rsid="00170b33" style:font-weight-asian="bold" style:font-weight-complex="bold"/>
    </style:style>
    <style:style style:name="P11" style:family="paragraph" style:parent-style-name="Heading_20_2">
      <style:text-properties officeooo:paragraph-rsid="00153858"/>
    </style:style>
    <style:style style:name="T1" style:family="text">
      <style:text-properties officeooo:rsid="0061e666"/>
    </style:style>
    <style:style style:name="T2" style:family="text">
      <style:text-properties officeooo:rsid="005bd119"/>
    </style:style>
    <style:style style:name="T3" style:family="text">
      <style:text-properties officeooo:rsid="001a58dd"/>
    </style:style>
    <style:style style:name="T4" style:family="text">
      <style:text-properties officeooo:rsid="001b95ef"/>
    </style:style>
    <style:style style:name="T5" style:family="text">
      <style:text-properties officeooo:rsid="001d17d5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d17d5" style:font-weight-asian="bold" style:font-weight-complex="bold"/>
    </style:style>
    <style:style style:name="T8" style:family="text">
      <style:text-properties officeooo:rsid="001f6b82"/>
    </style:style>
    <style:style style:name="T9" style:family="text">
      <style:text-properties officeooo:rsid="002050a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IJ Vision</text:p>
      <text:h text:style-name="Heading_20_1" text:outline-level="1">Camera Klassen</text:h>
      <text:p text:style-name="P4">Sende<text:span text:style-name="T8">t</text:span> New Image Msg an Image Receiver.</text:p>
      <text:h text:style-name="Heading_20_1" text:outline-level="1">Display Klassen</text:h>
      <text:p text:style-name="Text_20_body"/>
      <text:p text:style-name="P4"/>
      <text:h text:style-name="Heading_20_1" text:outline-level="1">Application Klasse</text:h>
      <text:p text:style-name="P10">Stellt Verbindung zwischen HIJ Vision Display und Analyze Actor.</text:p>
      <text:p text:style-name="P5">Übergibt eine New Results Msg der Applicationsklasse an HIJ Vision Display.</text:p>
      <text:p text:style-name="P5">Zeigt Display in einem Subpanel.</text:p>
      <text:p text:style-name="P10">Weitere Konfiguration wird in After Launch Init ausgeführt. Hier wird z.B. zwischen Kamera und Display hergestellt.</text:p>
      <text:h text:style-name="Heading_20_3" text:outline-level="3">HIJ Vision Camera App.lvclass</text:h>
      <text:p text:style-name="P7">Die Klasse bildet die Besonderheiten einer Kamera Anwendung ab. <text:span text:style-name="T9">Dazu gehören:</text:span></text:p>
      <text:list xml:id="list7490027626994532426" text:style-name="L2">
        <text:list-item>
          <text:p text:style-name="P8">Setzen der Arbeits- und Display Konfigurationsverzeichnisse</text:p>
        </text:list-item>
        <text:list-item>
          <text:p text:style-name="P8">Setzen eines Präfix für für das Abspeichern der Bilder.</text:p>
        </text:list-item>
        <text:list-item>
          <text:p text:style-name="P8">Möglichkeit eine Bildsequenz zu speichern.</text:p>
        </text:list-item>
      </text:list>
      <text:p text:style-name="P9">Diese Punkte können in Settings Dialog (SD) bearbeitet werden.</text:p>
      <text:p text:style-name="P9">Wenn eine Referenz auf <text:s/>Subpanel übergegen wurde, wird SD dort eingeblendet. Falls nicht, wird in dem <text:span text:style-name="T8">Container</text:span> VI ein Menü Punkt für das Öffnen des SDs der jeweiligen Kameraanwendung gesetzt. </text:p>
      <text:p text:style-name="P7">Im Actor Core wird der Kamera Actor gestartet. <text:span text:style-name="T4">Wenn <text:s/>Acquire == True ist, wird sofort die Aufnahme gestartet.</text:span></text:p>
      <text:p text:style-name="P6"><text:span text:style-name="T7">D</text:span><text:span text:style-name="T6">ie Verbindung zwischen Kamera und Display wird </text:span><text:span text:style-name="T7">in</text:span><text:span text:style-name="T6"> After Launch Init hergestellt.</text:span> Dafür wird ein Kind der New Image Msg und der Display Enqueuer an Kamera Actor <text:s/><text:span text:style-name="T4">per einer <text:s/>Prioritätsnachricht geschickt.</text:span></text:p>
      <text:p text:style-name="P5"/>
      <text:p text:style-name="P5"/>
      <text:p text:style-name="P5"/>
      <text:p text:style-name="P4"><text:soft-page-break/></text:p>
      <text:p text:style-name="Text_20_body"/>
      <text:p text:style-name="P3"/>
      <text:p text:style-name="P3"/>
      <text:p text:style-name="P3">Beispiel mit einer Kamera</text:p>
      <text:p text:style-name="P3">Beispiel mit zwei Kameras</text:p>
      <text:p text:style-name="P3">Beispiel Fileviewer</text:p>
      <text:p text:style-name="P3">Beispiel: <text:span text:style-name="T1">Ü</text:span>berschreiben eines Displayactors um Bilder mit speziellem Namen abzuspeichern.</text:p>
      <text:h text:style-name="P11" text:outline-level="2"><text:bookmark-start text:name="__RefHeading___Toc1191_302321368"/>Erweitern der Bildauswertungsbibliothek<text:bookmark-end text:name="__RefHeading___Toc1191_302321368"/></text:h>
      <text:list xml:id="list7882240532693642677" text:style-name="L1">
        <text:list-item>
          <text:p text:style-name="P1">Lege eine neue Kindklasse von der Analyze Base.lvclass an.</text:p>
        </text:list-item>
        <text:list-item>
          <text:p text:style-name="P1">Falls die Auswertung spezielle Parameter erfordert, lege eine Kindklasse von der Analyze Parameter Base.lvclass und definiere die Parameter in ihrem Cluster. Definiere die Zugriffmethoden via RK→VI for Member Access</text:p>
        </text:list-item>
        <text:list-item>
          <text:p text:style-name="P1">Um die Parameter der neuen Auswerteklasse empfangen zu können, überschreibe Set Parameter.<text:span text:style-name="T2">vi</text:span> der Analyze Base.lvclass. Dort kannst Du per Typecast die Parameter der neuen Auswertung filtern.</text:p>
        </text:list-item>
        <text:list-item>
          <text:p text:style-name="P1">Lege eine Kindklasse von der Analyze Results Base.lvclass an. Lege im Klassencluster die Variablen für Ergebnisse an und entsprechende Zugriffsfunktionen an.</text:p>
        </text:list-item>
        <text:list-item>
          <text:p text:style-name="P1">Definiere dein Auswertealgorithmus in dem Du die Analyze Base:Analyze.vi überschreibts. Dort legst Du ein Objekt deiner Results Klasse an und übergibst ihm die Ergebnisse.</text:p>
        </text:list-item>
        <text:list-item>
          <text:p text:style-name="P1">Wenn die Resultsklass ein Overlay im Bild erzeugen soll, überschreibe das Overlay.vi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09:18:15.615000000</meta:creation-date>
    <dc:date>2017-03-09T16:58:17.354000000</dc:date>
    <meta:editing-duration>P1DT1H13M21S</meta:editing-duration>
    <meta:editing-cycles>5</meta:editing-cycles>
    <meta:generator>LibreOffice/4.4.3.2$Windows_x86 LibreOffice_project/88805f81e9fe61362df02b9941de8e38a9b5fd16</meta:generator>
    <meta:document-statistic meta:table-count="0" meta:image-count="0" meta:object-count="0" meta:page-count="2" meta:paragraph-count="29" meta:word-count="332" meta:character-count="2299" meta:non-whitespace-character-count="2000"/>
  </office:meta>
</office:document-meta>
</file>